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7000003229DACD1A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Tahoma" svg:font-family="Tahoma" style:font-family-generic="swiss" style:font-pitch="variable"/>
    <style:font-face style:name="NewsGotT" svg:font-family="NewsGotT" style:font-family-generic="system" style:font-pitch="variable"/>
  </office:font-face-decls>
  <office:automatic-styles>
    <style:style style:name="Tabla1" style:family="table">
      <style:table-properties style:width="16.999cm" fo:margin-left="0.079cm" table:align="left"/>
    </style:style>
    <style:style style:name="Tabla1.A" style:family="table-column">
      <style:table-column-properties style:column-width="16.999cm"/>
    </style:style>
    <style:style style:name="Tabla1.A1" style:family="table-cell">
      <style:table-cell-properties fo:padding="0.097cm" fo:border="0.5pt solid #808080"/>
    </style:style>
    <style:style style:name="Tabla2" style:family="table">
      <style:table-properties style:width="16.999cm" fo:margin-left="0cm" table:align="left"/>
    </style:style>
    <style:style style:name="Tabla2.A" style:family="table-column">
      <style:table-column-properties style:column-width="4.138cm"/>
    </style:style>
    <style:style style:name="Tabla2.B" style:family="table-column">
      <style:table-column-properties style:column-width="5.625cm"/>
    </style:style>
    <style:style style:name="Tabla2.C" style:family="table-column">
      <style:table-column-properties style:column-width="4.12cm"/>
    </style:style>
    <style:style style:name="Tabla2.D" style:family="table-column">
      <style:table-column-properties style:column-width="3.115cm"/>
    </style:style>
    <style:style style:name="Tabla2.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2.B1" style:family="table-cell">
      <style:table-cell-properties style:vertical-align="middle" fo:padding="0.097cm" fo:border="0.5pt solid #808080"/>
    </style:style>
    <style:style style:name="Tabla2.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2.B2" style:family="table-cell">
      <style:table-cell-properties style:vertical-align="middle" fo:padding="0.097cm" fo:border-left="0.5pt solid #808080" fo:border-right="0.5pt solid #808080" fo:border-top="none" fo:border-bottom="0.5pt solid #808080"/>
    </style:style>
    <style:style style:name="Tabla2.B3" style:family="table-cell">
      <style:table-cell-properties style:vertical-align="middle" fo:padding="0.097cm" fo:border-left="0.5pt solid #808080" fo:border-right="0.5pt solid #808080" fo:border-top="none" fo:border-bottom="0.5pt solid #808080"/>
    </style:style>
    <style:style style:name="Tabla2.B4" style:family="table-cell">
      <style:table-cell-properties style:vertical-align="middle" fo:padding="0.097cm" fo:border-left="0.5pt solid #808080" fo:border-right="0.5pt solid #808080" fo:border-top="none" fo:border-bottom="0.5pt solid #808080"/>
    </style:style>
    <style:style style:name="Tabla2.B5" style:family="table-cell">
      <style:table-cell-properties style:vertical-align="middle" fo:padding="0.097cm" fo:border-left="0.5pt solid #808080" fo:border-right="none" fo:border-top="0.5pt solid #808080" fo:border-bottom="0.5pt solid #808080"/>
    </style:style>
    <style:style style:name="Tabla2.D5" style:family="table-cell">
      <style:table-cell-properties style:vertical-align="middle" fo:padding="0.097cm" fo:border="0.5pt solid #808080"/>
    </style:style>
    <style:style style:name="Tabla2.A6" style:family="table-cell">
      <style:table-cell-properties style:vertical-align="middle" fo:padding="0.097cm" fo:border-left="0.5pt solid #808080" fo:border-right="none" fo:border-top="none" fo:border-bottom="0.5pt solid #808080"/>
    </style:style>
    <style:style style:name="Tabla2.B6" style:family="table-cell">
      <style:table-cell-properties style:vertical-align="middle" fo:padding="0.097cm" fo:border-left="0.5pt solid #808080" fo:border-right="none" fo:border-top="none" fo:border-bottom="0.5pt solid #808080"/>
    </style:style>
    <style:style style:name="Tabla2.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999cm" fo:margin-left="-0.011cm" table:align="left"/>
    </style:style>
    <style:style style:name="Tabla3.A" style:family="table-column">
      <style:table-column-properties style:column-width="1.676cm"/>
    </style:style>
    <style:style style:name="Tabla3.B" style:family="table-column">
      <style:table-column-properties style:column-width="5.366cm"/>
    </style:style>
    <style:style style:name="Tabla3.C" style:family="table-column">
      <style:table-column-properties style:column-width="6.832cm"/>
    </style:style>
    <style:style style:name="Tabla3.D" style:family="table-column">
      <style:table-column-properties style:column-width="3.126cm"/>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999cm" fo:margin-left="-0.011cm" table:align="left"/>
    </style:style>
    <style:style style:name="Tabla4.A" style:family="table-column">
      <style:table-column-properties style:column-width="16.999cm"/>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ext_20_body">
      <style:paragraph-properties fo:break-before="page"/>
    </style:style>
    <style:style style:name="P2" style:family="paragraph" style:parent-style-name="Nota_20_al_20_pié">
      <style:paragraph-properties fo:text-align="start" style:justify-single-word="false"/>
    </style:style>
    <style:style style:name="P3" style:family="paragraph" style:parent-style-name="Text_20_body">
      <style:text-properties fo:color="#000000"/>
    </style:style>
    <style:style style:name="P4" style:family="paragraph" style:parent-style-name="Text_20_body">
      <style:text-properties fo:font-size="10pt" fo:font-weight="bold" style:font-size-asian="10pt" style:font-weight-asian="bold" style:font-size-complex="10pt" style:font-weight-complex="bold"/>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05314c"/>
    </style:style>
    <style:style style:name="P7" style:family="paragraph" style:parent-style-name="Text_20_body">
      <style:text-properties fo:font-size="9pt" fo:font-style="italic" style:font-size-asian="9pt" style:font-style-asian="italic" style:font-size-complex="9pt" style:font-style-complex="italic"/>
    </style:style>
    <style:style style:name="P8" style:family="paragraph" style:parent-style-name="Text_20_body">
      <style:text-properties style:font-size-complex="11pt"/>
    </style:style>
    <style:style style:name="P9" style:family="paragraph" style:parent-style-name="Text_20_body">
      <style:text-properties officeooo:paragraph-rsid="0005314c"/>
    </style:style>
    <style:style style:name="P10" style:family="paragraph" style:parent-style-name="Hoja_20_de_20_Control">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paragraph-rsid="0005314c"/>
    </style:style>
    <style:style style:name="P16" style:family="paragraph" style:parent-style-name="Table_20_Contents">
      <style:paragraph-properties fo:text-align="center" style:justify-single-word="false"/>
      <style:text-properties officeooo:paragraph-rsid="0007ca50"/>
    </style:style>
    <style:style style:name="P17" style:family="paragraph" style:parent-style-name="Table_20_Contents">
      <style:paragraph-properties fo:text-align="center" style:justify-single-word="false"/>
      <style:text-properties officeooo:rsid="005d94f8" officeooo:paragraph-rsid="0005314c"/>
    </style:style>
    <style:style style:name="P18" style:family="paragraph" style:parent-style-name="Table_20_Contents">
      <style:paragraph-properties fo:text-align="center" style:justify-single-word="false"/>
      <style:text-properties officeooo:rsid="0005314c" officeooo:paragraph-rsid="0005314c"/>
    </style:style>
    <style:style style:name="P19" style:family="paragraph" style:parent-style-name="Table_20_Contents">
      <style:paragraph-properties fo:text-align="center" style:justify-single-word="false"/>
      <style:text-properties officeooo:rsid="0005314c" officeooo:paragraph-rsid="0007ca50"/>
    </style:style>
    <style:style style:name="P20" style:family="paragraph" style:parent-style-name="Table_20_Contents">
      <style:paragraph-properties fo:text-align="center" style:justify-single-word="false"/>
      <style:text-properties officeooo:rsid="00060ff2" officeooo:paragraph-rsid="00060ff2"/>
    </style:style>
    <style:style style:name="P21" style:family="paragraph" style:parent-style-name="Table_20_Contents">
      <style:text-properties officeooo:rsid="0007ca50" officeooo:paragraph-rsid="0007ca50"/>
    </style:style>
    <style:style style:name="P22" style:family="paragraph" style:parent-style-name="Table_20_Contents">
      <style:paragraph-properties fo:text-align="center" style:justify-single-word="false"/>
      <style:text-properties officeooo:rsid="0007ca50" officeooo:paragraph-rsid="0007ca50"/>
    </style:style>
    <style:style style:name="P23" style:family="paragraph" style:parent-style-name="Standard">
      <style:text-properties fo:font-size="12pt" style:font-size-asian="12pt"/>
    </style:style>
    <style:style style:name="P24" style:family="paragraph" style:parent-style-name="Standard">
      <style:paragraph-properties fo:text-align="justify" style:justify-single-word="false"/>
    </style:style>
    <style:style style:name="P25" style:family="paragraph" style:parent-style-name="Contents_20_Heading">
      <style:paragraph-properties>
        <style:tab-stops>
          <style:tab-stop style:position="16.51cm" style:type="right" style:leader-style="dotted" style:leader-text="."/>
        </style:tab-stops>
      </style:paragraph-properties>
    </style:style>
    <style:style style:name="P26" style:family="paragraph" style:parent-style-name="Contents_20_1">
      <style:paragraph-properties>
        <style:tab-stops>
          <style:tab-stop style:position="16.898cm" style:type="right" style:leader-style="dotted" style:leader-text="."/>
        </style:tab-stops>
      </style:paragraph-properties>
    </style:style>
    <style:style style:name="P27"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Text_20_body">
      <style:paragraph-properties fo:margin-top="0cm" fo:margin-bottom="0.011cm" loext:contextual-spacing="false"/>
      <style:text-properties fo:font-size="9pt" fo:language="en" fo:country="US" fo:font-style="italic" style:font-size-asian="9pt" style:font-style-asian="italic" style:font-size-complex="9pt" style:font-style-complex="italic"/>
    </style:style>
    <style:style style:name="P30" style:family="paragraph" style:parent-style-name="Text_20_body">
      <style:paragraph-properties fo:margin-top="0cm" fo:margin-bottom="0.011cm" loext:contextual-spacing="false"/>
      <style:text-properties fo:font-size="9pt" fo:font-style="italic" style:font-size-asian="9pt" style:font-style-asian="italic" style:font-size-complex="9pt" style:font-style-complex="italic"/>
    </style:style>
    <style:style style:name="P31" style:family="paragraph" style:parent-style-name="Text_20_body">
      <style:paragraph-properties fo:margin-top="0cm" fo:margin-bottom="0cm" loext:contextual-spacing="false"/>
    </style:style>
    <style:style style:name="P32" style:family="paragraph" style:parent-style-name="Heading_20_3">
      <style:text-properties style:text-underline-style="solid" style:text-underline-width="auto" style:text-underline-color="font-color"/>
    </style:style>
    <style:style style:name="P33" style:family="paragraph" style:parent-style-name="Standard">
      <style:paragraph-properties fo:text-align="justify" style:justify-single-word="false"/>
      <style:text-properties fo:font-weight="bold" style:font-weight-asian="bold" style:font-size-complex="10pt" style:font-weight-complex="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7">
      <style:text-properties style:font-size-complex="11pt"/>
    </style:style>
    <style:style style:name="P42" style:family="paragraph" style:parent-style-name="Text_20_body">
      <style:text-properties fo:language="en" fo:country="US"/>
    </style:style>
    <style:style style:name="P43" style:family="paragraph" style:parent-style-name="Text_20_body">
      <style:text-properties fo:language="en" fo:country="US" officeooo:rsid="000f4ce1"/>
    </style:style>
    <style:style style:name="P44" style:family="paragraph" style:parent-style-name="Text_20_body">
      <style:text-properties fo:language="en" fo:country="US" officeooo:rsid="000f4ce1" officeooo:paragraph-rsid="000f4ce1"/>
    </style:style>
    <style:style style:name="P45" style:family="paragraph" style:parent-style-name="Text_20_body">
      <style:text-properties officeooo:paragraph-rsid="0005314c"/>
    </style:style>
    <style:style style:name="P46" style:family="paragraph" style:parent-style-name="Text_20_body">
      <style:text-properties officeooo:rsid="000c1913" officeooo:paragraph-rsid="000c1913"/>
    </style:style>
    <style:style style:name="P47" style:family="paragraph" style:parent-style-name="Text_20_body">
      <style:text-properties fo:font-weight="bold" officeooo:rsid="000c1913" officeooo:paragraph-rsid="000c1913" style:font-weight-asian="bold" style:font-weight-complex="bold"/>
    </style:style>
    <style:style style:name="P48" style:family="paragraph" style:parent-style-name="Text_20_body">
      <style:text-properties fo:font-weight="bold" officeooo:rsid="000c1913" officeooo:paragraph-rsid="000ccb53" style:font-weight-asian="bold" style:font-weight-complex="bold"/>
    </style:style>
    <style:style style:name="P49" style:family="paragraph" style:parent-style-name="Text_20_body">
      <style:text-properties officeooo:paragraph-rsid="000ccb53"/>
    </style:style>
    <style:style style:name="P50" style:family="paragraph" style:parent-style-name="Text_20_body">
      <style:text-properties officeooo:paragraph-rsid="000d1bec"/>
    </style:style>
    <style:style style:name="P51" style:family="paragraph" style:parent-style-name="Text_20_body">
      <style:text-properties fo:font-size="10pt" fo:language="en" fo:country="US" style:font-size-asian="10pt" style:font-size-complex="10pt"/>
    </style:style>
    <style:style style:name="P52" style:family="paragraph" style:parent-style-name="Text_20_body">
      <style:text-properties fo:font-size="10pt" fo:language="en" fo:country="US" officeooo:rsid="000f4ce1" officeooo:paragraph-rsid="000f4ce1" style:font-size-asian="10pt" style:font-size-complex="10pt"/>
    </style:style>
    <style:style style:name="P53" style:family="paragraph" style:parent-style-name="Heading_20_3" style:master-page-name="MP0">
      <style:paragraph-properties style:page-number="auto" fo:break-before="page"/>
    </style:style>
    <style:style style:name="T1" style:family="text">
      <style:text-properties fo:language="es" fo:country="none"/>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c5000b" fo:font-size="10pt" fo:font-weight="bold" style:font-size-asian="10pt" style:font-weight-asian="bold" style:font-size-complex="10pt"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0d1bec" style:font-name-asian="MS Mincho" style:font-weight-asian="bold" style:font-weight-complex="bold"/>
    </style:style>
    <style:style style:name="T9" style:family="text">
      <style:text-properties fo:language="en" fo:country="US"/>
    </style:style>
    <style:style style:name="T10" style:family="text">
      <style:text-properties style:font-name-asian="MS Mincho"/>
    </style:style>
    <style:style style:name="T11" style:family="text">
      <style:text-properties officeooo:rsid="000d1bec" style:font-name-asian="MS Mincho"/>
    </style:style>
    <style:style style:name="T12" style:family="text">
      <style:text-properties officeooo:rsid="000e48ed" style:font-name-asian="MS Mincho"/>
    </style:style>
    <style:style style:name="T13" style:family="text">
      <style:text-properties officeooo:rsid="0005314c"/>
    </style:style>
    <style:style style:name="T14" style:family="text">
      <style:text-properties officeooo:rsid="00060ff2"/>
    </style:style>
    <style:style style:name="T15" style:family="text">
      <style:text-properties officeooo:rsid="0007ca50"/>
    </style:style>
    <style:style style:name="T16" style:family="text">
      <style:text-properties officeooo:rsid="000c1913"/>
    </style:style>
    <style:style style:name="T17" style:family="text">
      <style:text-properties officeooo:rsid="000ccb53"/>
    </style:style>
    <style:style style:name="T18" style:family="text">
      <style:text-properties officeooo:rsid="000e48ed"/>
    </style:style>
    <style:style style:name="T19" style:family="text">
      <style:text-properties officeooo:rsid="000f4ce1"/>
    </style:style>
    <style:style style:name="fr1" style:family="graphic" style:parent-style-name="Graphics">
      <style:graphic-properties style:vertical-pos="from-top" style:horizontal-pos="from-left" style:horizontal-rel="paragraph-content" fo:background-color="transparent" style:background-transparency="100%" fo:padding-left="0.247cm" fo:padding-right="0.247cm" fo:padding-top="0.141cm" fo:padding-bottom="0.141cm" fo:border="0.51pt solid #cccccc" style:writing-mode="lr-tb" draw:textarea-vertical-align="top">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space-before="0.748cm" text:min-label-width="0.499cm"/>
        <style:text-properties style:font-name="OpenSymbol"/>
      </text:list-level-style-bullet>
      <text:list-level-style-bullet text:level="2" text:style-name="WW_5f_CharLFO4LVL2" text:bullet-char="•">
        <style:list-level-properties text:space-before="1.995cm" text:min-label-width="0.499cm"/>
        <style:text-properties style:font-name="OpenSymbol"/>
      </text:list-level-style-bullet>
      <text:list-level-style-bullet text:level="3" text:style-name="WW_5f_CharLFO4LVL3" text:bullet-char="•">
        <style:list-level-properties text:space-before="3.242cm" text:min-label-width="0.499cm"/>
        <style:text-properties style:font-name="OpenSymbol"/>
      </text:list-level-style-bullet>
      <text:list-level-style-bullet text:level="4" text:style-name="WW_5f_CharLFO4LVL4" text:bullet-char="•">
        <style:list-level-properties text:space-before="4.489cm" text:min-label-width="0.499cm"/>
        <style:text-properties style:font-name="OpenSymbol"/>
      </text:list-level-style-bullet>
      <text:list-level-style-bullet text:level="5" text:style-name="WW_5f_CharLFO4LVL5" text:bullet-char="•">
        <style:list-level-properties text:space-before="5.736cm" text:min-label-width="0.499cm"/>
        <style:text-properties style:font-name="OpenSymbol"/>
      </text:list-level-style-bullet>
      <text:list-level-style-bullet text:level="6" text:style-name="WW_5f_CharLFO4LVL6" text:bullet-char="•">
        <style:list-level-properties text:space-before="6.983cm" text:min-label-width="0.499cm"/>
        <style:text-properties style:font-name="OpenSymbol"/>
      </text:list-level-style-bullet>
      <text:list-level-style-bullet text:level="7" text:style-name="WW_5f_CharLFO4LVL7" text:bullet-char="•">
        <style:list-level-properties text:space-before="8.23cm" text:min-label-width="0.499cm"/>
        <style:text-properties style:font-name="OpenSymbol"/>
      </text:list-level-style-bullet>
      <text:list-level-style-bullet text:level="8" text:style-name="WW_5f_CharLFO4LVL8" text:bullet-char="•">
        <style:list-level-properties text:space-before="9.478cm" text:min-label-width="0.499cm"/>
        <style:text-properties style:font-name="OpenSymbol"/>
      </text:list-level-style-bullet>
      <text:list-level-style-bullet text:level="9" text:style-name="WW_5f_CharLFO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748cm" text:min-label-width="0.499cm"/>
        <style:text-properties style:font-name="OpenSymbol"/>
      </text:list-level-style-bullet>
      <text:list-level-style-bullet text:level="2" text:style-name="WW_5f_CharLFO5LVL2" text:bullet-char="•">
        <style:list-level-properties text:space-before="1.995cm" text:min-label-width="0.499cm"/>
        <style:text-properties style:font-name="OpenSymbol"/>
      </text:list-level-style-bullet>
      <text:list-level-style-bullet text:level="3" text:style-name="WW_5f_CharLFO5LVL3" text:bullet-char="•">
        <style:list-level-properties text:space-before="3.242cm" text:min-label-width="0.499cm"/>
        <style:text-properties style:font-name="OpenSymbol"/>
      </text:list-level-style-bullet>
      <text:list-level-style-bullet text:level="4" text:style-name="WW_5f_CharLFO5LVL4" text:bullet-char="•">
        <style:list-level-properties text:space-before="4.489cm" text:min-label-width="0.499cm"/>
        <style:text-properties style:font-name="OpenSymbol"/>
      </text:list-level-style-bullet>
      <text:list-level-style-bullet text:level="5" text:style-name="WW_5f_CharLFO5LVL5" text:bullet-char="•">
        <style:list-level-properties text:space-before="5.736cm" text:min-label-width="0.499cm"/>
        <style:text-properties style:font-name="OpenSymbol"/>
      </text:list-level-style-bullet>
      <text:list-level-style-bullet text:level="6" text:style-name="WW_5f_CharLFO5LVL6" text:bullet-char="•">
        <style:list-level-properties text:space-before="6.983cm" text:min-label-width="0.499cm"/>
        <style:text-properties style:font-name="OpenSymbol"/>
      </text:list-level-style-bullet>
      <text:list-level-style-bullet text:level="7" text:style-name="WW_5f_CharLFO5LVL7" text:bullet-char="•">
        <style:list-level-properties text:space-before="8.23cm" text:min-label-width="0.499cm"/>
        <style:text-properties style:font-name="OpenSymbol"/>
      </text:list-level-style-bullet>
      <text:list-level-style-bullet text:level="8" text:style-name="WW_5f_CharLFO5LVL8" text:bullet-char="•">
        <style:list-level-properties text:space-before="9.478cm" text:min-label-width="0.499cm"/>
        <style:text-properties style:font-name="OpenSymbol"/>
      </text:list-level-style-bullet>
      <text:list-level-style-bullet text:level="9" text:style-name="WW_5f_CharLFO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748cm" text:min-label-width="0.499cm"/>
        <style:text-properties style:font-name="OpenSymbol"/>
      </text:list-level-style-bullet>
      <text:list-level-style-bullet text:level="2" text:style-name="WW_5f_CharLFO6LVL2" text:bullet-char="•">
        <style:list-level-properties text:space-before="1.995cm" text:min-label-width="0.499cm"/>
        <style:text-properties style:font-name="OpenSymbol"/>
      </text:list-level-style-bullet>
      <text:list-level-style-bullet text:level="3" text:style-name="WW_5f_CharLFO6LVL3" text:bullet-char="•">
        <style:list-level-properties text:space-before="3.242cm" text:min-label-width="0.499cm"/>
        <style:text-properties style:font-name="OpenSymbol"/>
      </text:list-level-style-bullet>
      <text:list-level-style-bullet text:level="4" text:style-name="WW_5f_CharLFO6LVL4" text:bullet-char="•">
        <style:list-level-properties text:space-before="4.489cm" text:min-label-width="0.499cm"/>
        <style:text-properties style:font-name="OpenSymbol"/>
      </text:list-level-style-bullet>
      <text:list-level-style-bullet text:level="5" text:style-name="WW_5f_CharLFO6LVL5" text:bullet-char="•">
        <style:list-level-properties text:space-before="5.736cm" text:min-label-width="0.499cm"/>
        <style:text-properties style:font-name="OpenSymbol"/>
      </text:list-level-style-bullet>
      <text:list-level-style-bullet text:level="6" text:style-name="WW_5f_CharLFO6LVL6" text:bullet-char="•">
        <style:list-level-properties text:space-before="6.983cm" text:min-label-width="0.499cm"/>
        <style:text-properties style:font-name="OpenSymbol"/>
      </text:list-level-style-bullet>
      <text:list-level-style-bullet text:level="7" text:style-name="WW_5f_CharLFO6LVL7" text:bullet-char="•">
        <style:list-level-properties text:space-before="8.23cm" text:min-label-width="0.499cm"/>
        <style:text-properties style:font-name="OpenSymbol"/>
      </text:list-level-style-bullet>
      <text:list-level-style-bullet text:level="8" text:style-name="WW_5f_CharLFO6LVL8" text:bullet-char="•">
        <style:list-level-properties text:space-before="9.478cm" text:min-label-width="0.499cm"/>
        <style:text-properties style:font-name="OpenSymbol"/>
      </text:list-level-style-bullet>
      <text:list-level-style-bullet text:level="9" text:style-name="WW_5f_CharLFO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Standard"/>
      <text:p text:style-name="Standard"/>
      <text:p text:style-name="Standard"/>
      <text:p text:style-name="Standard"/>
      <text:p text:style-name="Standard"/>
      <text:p text:style-name="Standard"/>
      <text:p text:style-name="Standard"><draw:frame draw:style-name="fr3" draw:name="gráficos2" text:anchor-type="paragraph" svg:x="3.66cm" svg:y="0.575cm" svg:width="9.677cm" style:rel-width="scale" svg:height="6.789cm" style:rel-height="scale" draw:z-index="7"><draw:image xlink:href="Pictures/1000000000000477000003229DACD1A4.jpg" xlink:type="simple" xlink:show="embed" xlink:actuate="onLoad"/></draw:frame><text:span text:style-name="Fuente_20_de_20_párrafo_20_predeter."><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Cuadro de Mandos CMNAOS</text:p>
      <text:p text:style-name="Title"><text:title>Manual Explotación del Sistema</text:title></text:p>
      <text:p text:style-name="Subtitle"/>
      <text:p text:style-name="Text_20_body"/>
      <text:p text:style-name="Text_20_body"/>
      <text:p text:style-name="Text_20_body"/>
      <text:p text:style-name="Text_20_body"/>
      <text:p text:style-name="Nota_20_al_20_pié">Versión: <text:span text:style-name="T15">3</text:span></text:p>
      <text:p text:style-name="Nota_20_al_20_pié"><text:soft-page-break/>Fecha: <text:span text:style-name="T15">20</text:span>/0<text:span text:style-name="T15">5</text:span>/201<text:span text:style-name="T14">5</text:span></text:p>
      <text:p text:style-name="Nota_20_al_20_pié"/>
      <text:p text:style-name="Nota_20_al_20_pié"/>
      <text:p text:style-name="P2"/>
      <table:table table:name="Tabla1" table:style-name="Tabla1">
        <table:table-column table:style-name="Tabla1.A"/>
        <table:table-row>
          <table:table-cell table:style-name="Tabla1.A1" office:value-type="string">
            <text:p text:style-name="P3">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10">HOJA DE CONTROL</text:p>
      <text:p text:style-name="Text_20_body"/>
      <text:p text:style-name="Standard"/>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1">Organismo</text:p>
          </table:table-cell>
          <table:table-cell table:style-name="Tabla2.B1" table:number-columns-spanned="3" office:value-type="string">
            <text:p text:style-name="Table_20_Contents">Consejería de Economía, Innovación, Ciencia y Empleo</text:p>
          </table:table-cell>
          <table:covered-table-cell/>
          <table:covered-table-cell/>
        </table:table-row>
        <table:table-row>
          <table:table-cell table:style-name="Tabla2.A2" office:value-type="string">
            <text:p text:style-name="P11">Proyecto</text:p>
          </table:table-cell>
          <table:table-cell table:style-name="Tabla2.B2" table:number-columns-spanned="3" office:value-type="string">
            <text:p text:style-name="Table_20_Contents"><text:bookmark-start text:name="__DdeLink__323_258527374"/>P<text:bookmark-end text:name="__DdeLink__323_258527374"/>erspectivas de negocio de Gestión de Servicios y Gobernanza Digital</text:p>
          </table:table-cell>
          <table:covered-table-cell/>
          <table:covered-table-cell/>
        </table:table-row>
        <table:table-row>
          <table:table-cell table:style-name="Tabla2.A2" office:value-type="string">
            <text:p text:style-name="P11">Entregable</text:p>
          </table:table-cell>
          <table:table-cell table:style-name="Tabla2.B3" table:number-columns-spanned="3" office:value-type="string">
            <text:p text:style-name="Table_20_Contents">Manual de Explotración del CMNAOS</text:p>
          </table:table-cell>
          <table:covered-table-cell/>
          <table:covered-table-cell/>
        </table:table-row>
        <table:table-row>
          <table:table-cell table:style-name="Tabla2.A2" office:value-type="string">
            <text:p text:style-name="P11">Autor</text:p>
          </table:table-cell>
          <table:table-cell table:style-name="Tabla2.B4" table:number-columns-spanned="3" office:value-type="string">
            <text:p text:style-name="P13">Sandetel / Unidad Soporte al Negocio TIC</text:p>
          </table:table-cell>
          <table:covered-table-cell/>
          <table:covered-table-cell/>
        </table:table-row>
        <table:table-row>
          <table:table-cell table:style-name="Tabla2.A2" office:value-type="string">
            <text:p text:style-name="P11">Versión/Edición</text:p>
          </table:table-cell>
          <table:table-cell table:style-name="Tabla2.B5" office:value-type="string">
            <text:p text:style-name="P21">3</text:p>
          </table:table-cell>
          <table:table-cell table:style-name="Tabla2.A1" office:value-type="string">
            <text:p text:style-name="P11">Fecha Versión</text:p>
          </table:table-cell>
          <table:table-cell table:style-name="Tabla2.D5" office:value-type="string">
            <text:p text:style-name="P14"><text:span text:style-name="T15">20</text:span>/0<text:span text:style-name="T15">5</text:span>/1<text:span text:style-name="T14">5</text:span></text:p>
          </table:table-cell>
        </table:table-row>
        <table:table-row>
          <table:table-cell table:style-name="Tabla2.A6" office:value-type="string">
            <text:p text:style-name="P11">Aprobado por</text:p>
          </table:table-cell>
          <table:table-cell table:style-name="Tabla2.B6" office:value-type="string">
            <text:p text:style-name="Table_20_Contents">Alfonso Moreno Pérez</text:p>
          </table:table-cell>
          <table:table-cell table:style-name="Tabla2.A2" office:value-type="string">
            <text:p text:style-name="P11">Fecha Aprobación</text:p>
          </table:table-cell>
          <table:table-cell table:style-name="Tabla2.D6" office:value-type="string">
            <text:p text:style-name="P14">DD/MM/AAAA</text:p>
          </table:table-cell>
        </table:table-row>
      </table:table>
      <text:p text:style-name="Standard"/>
      <text:p text:style-name="P23"/>
      <text:p text:style-name="P23">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2">Versión</text:p>
          </table:table-cell>
          <table:table-cell table:style-name="Tabla3.A1" office:value-type="string">
            <text:p text:style-name="P12">Causa del Cambio</text:p>
          </table:table-cell>
          <table:table-cell table:style-name="Tabla3.A1" office:value-type="string">
            <text:p text:style-name="P12">Responsable del Cambio</text:p>
          </table:table-cell>
          <table:table-cell table:style-name="Tabla3.D1" office:value-type="string">
            <text:p text:style-name="P12">Fecha del Cambio</text:p>
          </table:table-cell>
        </table:table-row>
        <table:table-row>
          <table:table-cell table:style-name="Tabla3.A2" office:value-type="string">
            <text:p text:style-name="P20">1</text:p>
          </table:table-cell>
          <table:table-cell table:style-name="Tabla3.B2" office:value-type="string">
            <text:p text:style-name="P14">Versión inicial</text:p>
          </table:table-cell>
          <table:table-cell table:style-name="Tabla3.C2" office:value-type="string">
            <text:p text:style-name="P14">SSII/SDRM SANDETEL</text:p>
          </table:table-cell>
          <table:table-cell table:style-name="Tabla3.D2" office:value-type="string">
            <text:p text:style-name="P14">27/09/13</text:p>
          </table:table-cell>
        </table:table-row>
        <table:table-row>
          <table:table-cell table:style-name="Tabla3.A3" office:value-type="string">
            <text:p text:style-name="P20">2</text:p>
          </table:table-cell>
          <table:table-cell table:style-name="Tabla3.B3" office:value-type="string">
            <text:p text:style-name="P17">Revisión indicadores CMDB</text:p>
          </table:table-cell>
          <table:table-cell table:style-name="Tabla3.C3" office:value-type="string">
            <text:p text:style-name="P15">SSII/SDRM SANDETEL</text:p>
          </table:table-cell>
          <table:table-cell table:style-name="Tabla3.D3" office:value-type="string">
            <text:p text:style-name="P18">10/02/15</text:p>
          </table:table-cell>
        </table:table-row>
        <table:table-row>
          <table:table-cell table:style-name="Tabla3.A4" office:value-type="string">
            <text:p text:style-name="P22">3</text:p>
          </table:table-cell>
          <table:table-cell table:style-name="Tabla3.B4" office:value-type="string">
            <text:p text:style-name="P22">Licencias CMDB</text:p>
          </table:table-cell>
          <table:table-cell table:style-name="Tabla3.C4" office:value-type="string">
            <text:p text:style-name="P16">SSII/SDRM SANDETEL</text:p>
          </table:table-cell>
          <table:table-cell table:style-name="Tabla3.D4" office:value-type="string">
            <text:p text:style-name="P19"><text:span text:style-name="T15">2</text:span>0/0<text:span text:style-name="T15">5</text:span>/15</text:p>
          </table:table-cell>
        </table:table-row>
      </table:table>
      <text:p text:style-name="Standard"/>
      <text:p text:style-name="P23"/>
      <text:p text:style-name="P23">CONTROL DE DISTRIBUCIÓN</text:p>
      <text:p text:style-name="Standard"/>
      <table:table table:name="Tabla4" table:style-name="Tabla4">
        <table:table-column table:style-name="Tabla4.A"/>
        <table:table-row>
          <table:table-cell table:style-name="Tabla4.A1" office:value-type="string">
            <text:p text:style-name="P11">Nombre y Apellidos</text:p>
          </table:table-cell>
        </table:table-row>
        <table:table-row>
          <table:table-cell table:style-name="Tabla4.A2" office:value-type="string">
            <text:p text:style-name="Table_20_Contents">Javier Ruíz de Infante González (CEICE)</text:p>
          </table:table-cell>
        </table:table-row>
        <text:soft-page-break/>
        <table:table-row>
          <table:table-cell table:style-name="Tabla4.A3" office:value-type="string">
            <text:p text:style-name="Table_20_Contents">José Luis Salas Espina (SANDETEL)</text:p>
          </table:table-cell>
        </table:table-row>
        <table:table-row>
          <table:table-cell table:style-name="Tabla4.A4" office:value-type="string">
            <text:p text:style-name="Table_20_Contents">Alfonso Moreno Pérez (SANDETEL)</text:p>
          </table:table-cell>
        </table:table-row>
        <table:table-row>
          <table:table-cell table:style-name="Tabla4.A5" office:value-type="string">
            <text:p text:style-name="Table_20_Contents">María Remedios Martínez de Marigorta Mesa (SANDETEL)</text:p>
          </table:table-cell>
        </table:table-row>
        <table:table-row>
          <table:table-cell table:style-name="Tabla4.A6" office:value-type="string">
            <text:p text:style-name="Table_20_Contents">Daniel Sánchez Fernández (SANDETEL)</text:p>
          </table:table-cell>
        </table:table-row>
      </table:table>
      <text:p text:style-name="Standard"/>
      <text:p text:style-name="Standard"/>
      <text:p text:style-name="Standard"/>
      <text:p text:style-name="Standard"/>
      <text:p text:style-name="Standard"/>
      <text:p text:style-name="P1"/>
      <text:table-of-content text:style-name="Sect1" text:name="_TOC3">
        <text:table-of-content-source text:outline-level="9">
          <text:index-title-template text:style-name="Contents_20_Heading">Índice de contenid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5">ÍNDICE</text:p>
          <text:p text:style-name="P26"><text:a xlink:type="simple" xlink:href="#__RefHeading__26610_1894575706" office:target-frame-name="_top" xlink:show="replace" text:style-name="Internet_20_link" text:visited-style-name="Visited_20_Internet_20_Link">1 POLITICAS DE BACKUPS, ROTACIÓN DE LOGS Y DEMÁS TAREAS PROGRAMADAS<text:tab/>4</text:a></text:p>
          <text:p text:style-name="P28"><text:a xlink:type="simple" xlink:href="#__RefHeading__10483_1894575706" office:target-frame-name="_top" xlink:show="replace" text:style-name="Internet_20_link" text:visited-style-name="Visited_20_Internet_20_Link">1.1 Políticas de Backups<text:tab/>4</text:a></text:p>
          <text:p text:style-name="P28"><text:a xlink:type="simple" xlink:href="#__RefHeading__10485_1894575706" office:target-frame-name="_top" xlink:show="replace" text:style-name="Internet_20_link" text:visited-style-name="Visited_20_Internet_20_Link">1.2 Procedimiento de Restauración<text:tab/>4</text:a></text:p>
          <text:p text:style-name="P28"><text:a xlink:type="simple" xlink:href="#__RefHeading__10487_1894575706" office:target-frame-name="_top" xlink:show="replace" text:style-name="Internet_20_link" text:visited-style-name="Visited_20_Internet_20_Link">1.3 Gestión de Logs. Periodicidad<text:tab/>4</text:a></text:p>
          <text:p text:style-name="P28"><text:a xlink:type="simple" xlink:href="#__RefHeading__26612_1894575706" office:target-frame-name="_top" xlink:show="replace" text:style-name="Internet_20_link" text:visited-style-name="Visited_20_Internet_20_Link">1.4 Otras Tareas Programadas<text:tab/>4</text:a></text:p>
          <text:p text:style-name="P26"><text:a xlink:type="simple" xlink:href="#__RefHeading__26614_1894575706" office:target-frame-name="_top" xlink:show="replace" text:style-name="Internet_20_link" text:visited-style-name="Visited_20_Internet_20_Link">2 PROCEDIMIENTO DE PARADAS PROGRAMADAS<text:tab/>5</text:a></text:p>
          <text:p text:style-name="P28"><text:a xlink:type="simple" xlink:href="#__RefHeading__10483_18945757061" office:target-frame-name="_top" xlink:show="replace" text:style-name="Internet_20_link" text:visited-style-name="Visited_20_Internet_20_Link">2.1 Arranque, Rearranque y Parada del Sistema<text:tab/>5</text:a></text:p>
          <text:p text:style-name="P28"><text:a xlink:type="simple" xlink:href="#__RefHeading__10485_18945757061" office:target-frame-name="_top" xlink:show="replace" text:style-name="Internet_20_link" text:visited-style-name="Visited_20_Internet_20_Link">2.2 Listas de Correo de Aviso de Paradas<text:tab/>5</text:a></text:p>
          <text:p text:style-name="P26"><text:a xlink:type="simple" xlink:href="#__RefHeading__26616_1894575706" office:target-frame-name="_top" xlink:show="replace" text:style-name="Internet_20_link" text:visited-style-name="Visited_20_Internet_20_Link">3 CARGA DE DATOS Y REVISIÓN DE CARGAS<text:tab/>6</text:a></text:p>
          <text:p text:style-name="P26"><text:a xlink:type="simple" xlink:href="#__RefHeading__26618_1894575706" office:target-frame-name="_top" xlink:show="replace" text:style-name="Internet_20_link" text:visited-style-name="Visited_20_Internet_20_Link">4 ACUERDO DE NIVEL DE SERVICIO DE EXPLOTACIÓN<text:tab/>7</text:a></text:p>
          <text:p text:style-name="P28"><text:a xlink:type="simple" xlink:href="#__RefHeading__26620_1894575706" office:target-frame-name="_top" xlink:show="replace" text:style-name="Internet_20_link" text:visited-style-name="Visited_20_Internet_20_Link">4.1 Términos Requeridos de ANS<text:tab/>7</text:a></text:p>
          <text:p text:style-name="P26"><text:a xlink:type="simple" xlink:href="#__RefHeading__26622_1894575706" office:target-frame-name="_top" xlink:show="replace" text:style-name="Internet_20_link" text:visited-style-name="Visited_20_Internet_20_Link">5 MONITORIZACIÓN Y GESTIÓN DE LA CAPACIDAD<text:tab/>8</text:a></text:p>
          <text:p text:style-name="P28"><text:a xlink:type="simple" xlink:href="#__RefHeading__10483_18945757062" office:target-frame-name="_top" xlink:show="replace" text:style-name="Internet_20_link" text:visited-style-name="Visited_20_Internet_20_Link">5.1 Pruebas Funcionales de Correcto Funcionamiento<text:tab/>8</text:a></text:p>
          <text:p text:style-name="P28"><text:a xlink:type="simple" xlink:href="#__RefHeading__10485_18945757062" office:target-frame-name="_top" xlink:show="replace" text:style-name="Internet_20_link" text:visited-style-name="Visited_20_Internet_20_Link">5.2 Monitorización Requerida<text:tab/>8</text:a></text:p>
          <text:p text:style-name="P28"><text:a xlink:type="simple" xlink:href="#__RefHeading__10487_18945757061" office:target-frame-name="_top" xlink:show="replace" text:style-name="Internet_20_link" text:visited-style-name="Visited_20_Internet_20_Link">5.3 Estimaciones de Crecimiento<text:tab/>8</text:a></text:p>
          <text:p text:style-name="P28"><text:a xlink:type="simple" xlink:href="#__RefHeading__26624_1894575706" office:target-frame-name="_top" xlink:show="replace" text:style-name="Internet_20_link" text:visited-style-name="Visited_20_Internet_20_Link">5.4 Umbrales de Ampliación de Recursos<text:tab/>9</text:a></text:p>
          <text:p text:style-name="P28"><text:a xlink:type="simple" xlink:href="#__RefHeading__26626_1894575706" office:target-frame-name="_top" xlink:show="replace" text:style-name="Internet_20_link" text:visited-style-name="Visited_20_Internet_20_Link">5.5 Mapeo ANS - Monitorización<text:tab/>9</text:a></text:p>
          <text:p text:style-name="P26"><text:a xlink:type="simple" xlink:href="#__RefHeading__26628_1894575706" office:target-frame-name="_top" xlink:show="replace" text:style-name="Internet_20_link" text:visited-style-name="Visited_20_Internet_20_Link">6 REFERENCIAS COMPLEMENTARIAS<text:tab/>10</text:a></text:p>
          <text:p text:style-name="P28"><text:a xlink:type="simple" xlink:href="#__RefHeading__10485_189457570621" office:target-frame-name="_top" xlink:show="replace" text:style-name="Internet_20_link" text:visited-style-name="Visited_20_Internet_20_Link">6.1 Matriz de Relaciones<text:tab/>10</text:a></text:p>
          <text:p text:style-name="P28"><text:a xlink:type="simple" xlink:href="#__RefHeading__10487_189457570611" office:target-frame-name="_top" xlink:show="replace" text:style-name="Internet_20_link" text:visited-style-name="Visited_20_Internet_20_Link">6.2 Plan de Contingencia<text:tab/>10</text:a></text:p>
        </text:index-body>
      </text:table-of-content>
      <text:p text:style-name="Text_20_body"/>
      <text:p text:style-name="P27"><text:s/></text:p>
      <text:p text:style-name="P27"/>
      <text:p text:style-name="P24"/>
      <text:p text:style-name="P24"/>
      <text:p text:style-name="P24"/>
      <text:p text:style-name="P24"/>
      <text:p text:style-name="P24"/>
      <text:p text:style-name="P32"><text:bookmark-start text:name="__RefHeading__26610_1894575706"/><text:soft-page-break/>POLITICAS DE BACKUPS, ROTACIÓN DE LOGS Y DEMÁS TAREAS PROGRAMADAS<text:bookmark-end text:name="__RefHeading__26610_1894575706"/></text:p>
      <text:p text:style-name="Text_20_body">En este apartado se expondrá la política de Backup establecida en el BI Server del CMNAOS:</text:p>
      <text:p text:style-name="Text_20_body"/>
      <text:p text:style-name="Heading_20_3"><text:bookmark-start text:name="__RefHeading__10483_1894575706"/>Políticas de Backups<text:bookmark-end text:name="__RefHeading__10483_1894575706"/></text:p>
      <text:p text:style-name="Text_20_body">Se debe establecer con periodicidad semanal un backup del filesystem donde se encuentra el servidor de BI Server de CMNAOS. <text:s/>Toda la aplicación está dentro de la carpeta /opt/pentaho, se recomienda hacer backup diario/semanal (según uso del aplicativo) de la carpeta de la solución BI que es donde se van creando, modificando los informes que se van realizando en el aplicativo: /opt/pentaho/biserver-ce/pentaho-solutions</text:p>
      <text:p text:style-name="Text_20_body">Respecto a las bb.dd. usadas en la solución, se recomienda copia en caliente diaria y en frío semanal, de la instancia de bb.dd. Oracle de CMNAOS.</text:p>
      <text:p text:style-name="Text_20_body"/>
      <text:p text:style-name="Heading_20_3"><text:bookmark-start text:name="__RefHeading__10485_1894575706"/>Procedimiento de Restauración<text:bookmark-end text:name="__RefHeading__10485_1894575706"/></text:p>
      <text:p text:style-name="Text_20_body">El procedimiento de restauración lo determinará el equipo de Sistema involucrados en los sistemas de producción. Básicamente debe poder recuperar el Filesystem o cualquier fichero del mismo que se necesite recuperar, y refresco de copia de la instancia de la bb.dd. en cuestión a recuperar.</text:p>
      <text:p text:style-name="Text_20_body"/>
      <text:p text:style-name="Heading_20_3"><text:bookmark-start text:name="__RefHeading__10487_1894575706"/>Gestión de Logs. Periodicidad<text:bookmark-end text:name="__RefHeading__10487_1894575706"/></text:p>
      <text:p text:style-name="Text_20_body">Como tarea de mantenimiento preventivo se deben revisar los logs que se encuentran en el directorio /opt/pentaho/biserver-ce/tomcat/logs</text:p>
      <text:p text:style-name="Text_20_body"><text:s text:c="5"/>pentaho.log → Nos da información de todo lo que ocurre con la herramienta CMNAOS</text:p>
      <text:p text:style-name="Text_20_body"><text:s text:c="5"/>catalina.out → Log del Servidor de Aplicaciones (tomcat).</text:p>
      <text:p text:style-name="Text_20_body">También se debe revisar el volumen (disco) donde se encuentra el aplicativo para no superar el 95% y poder ocasionar un mal funcionamiento o caida del sistema.</text:p>
      <text:p text:style-name="P4">S.ficheros <text:s text:c="8"/>Bloques de 1K <text:s text:c="9"/>Usado <text:s text:c="3"/>Dispon Uso% Montado en</text:p>
      <text:p text:style-name="Text_20_body"><text:span text:style-name="Fuente_20_de_20_párrafo_20_predeter."><text:span text:style-name="T2">/dev/mapper/volgrp01-logvol01 <text:s text:c="5"/>9839456 <text:s text:c="2"/>6687368 <text:s text:c="2"/>2645876 <text:s/></text:span></text:span><text:span text:style-name="Fuente_20_de_20_párrafo_20_predeter."><text:span text:style-name="T3">72%</text:span></text:span><text:span text:style-name="Fuente_20_de_20_párrafo_20_predeter."><text:span text:style-name="T2"> /</text:span></text:span></text:p>
      <text:p text:style-name="P33"/>
      <text:p text:style-name="P33"/>
      <text:p text:style-name="Heading_20_3"><text:bookmark-start text:name="__RefHeading__26612_1894575706"/>Otras Tareas Programadas<text:bookmark-end text:name="__RefHeading__26612_1894575706"/></text:p>
      <text:p text:style-name="Text_20_body">No aplica.</text:p>
      <text:p text:style-name="Heading_20_3"><text:bookmark-start text:name="__RefHeading__26614_1894575706"/><text:soft-page-break/><text:span text:style-name="T4">PROCEDIMIENTO DE PARADAS PROGRAMADAS</text:span><text:bookmark-end text:name="__RefHeading__26614_1894575706"/></text:p>
      <text:p text:style-name="Text_20_body"/>
      <text:p text:style-name="Text_20_body">La persona indicada para realizar una parada/arranque del sistema de BI es el administrador del mismo.</text:p>
      <text:p text:style-name="Text_20_body">Para la realización de la copia en frío de la bb.dd. donde se encuentra el CMNAOS, es importante programar un procedimiento de parada y arranque, donde se intercale el backup de la bb.dd. <text:s/>para que siempre que se realice backup en frío nos aseguremos de que esté parado el servidor de BI CMNAOS. Luego, tras la copia, levantar los procesos de la forma indicada en el procedimiento de arranque del apartado siguiente.</text:p>
      <text:p text:style-name="Text_20_body"/>
      <text:p text:style-name="Heading_20_3"><text:bookmark-start text:name="__RefHeading__10483_18945757061"/>Arranque, Rearranque y Parada del Sistema<text:bookmark-end text:name="__RefHeading__10483_18945757061"/></text:p>
      <text:p text:style-name="Text_20_body"/>
      <text:p text:style-name="Text_20_body">A continuación se describen los pasaso para poder realizar un arranque/parada del servidor de BI del CMNAOS, mediante comandos línux en el servidor:</text:p>
      <text:p text:style-name="Text_20_body"><text:span text:style-name="Fuente_20_de_20_párrafo_20_predeter."><text:span text:style-name="T5">Procedimiento de Parada</text:span></text:span>:</text:p>
      <text:list xml:id="list2886286648095377638" text:style-name="L1">
        <text:list-item>
          <text:list>
            <text:list-item>
              <text:list>
                <text:list-item>
                  <text:p text:style-name="P34">Parada del Módulo de Administración de CMNAOS: /opt/pentaho/pentaho stop adm</text:p>
                </text:list-item>
                <text:list-item>
                  <text:p text:style-name="P34">Parada del Servidor BI de CMNAOS: /opt/pentaho/pentaho stop</text:p>
                </text:list-item>
              </text:list>
            </text:list-item>
          </text:list>
        </text:list-item>
      </text:list>
      <text:p text:style-name="Text_20_body"><text:span text:style-name="Fuente_20_de_20_párrafo_20_predeter."><text:span text:style-name="T5">Procedimiento de Arranque</text:span></text:span>:</text:p>
      <text:list xml:id="list9159655353340229832" text:style-name="L2">
        <text:list-item>
          <text:list>
            <text:list-item>
              <text:list>
                <text:list-item>
                  <text:p text:style-name="P35">Arranque del Servidor BI de CMNAOS: <text:s/>/opt/pentaho/pentaho start</text:p>
                </text:list-item>
                <text:list-item>
                  <text:p text:style-name="P35">Arranque del Módulo de Administración de CMNAOS: <text:s/>/opt/pentaho/pentaho start adm</text:p>
                </text:list-item>
              </text:list>
            </text:list-item>
          </text:list>
        </text:list-item>
      </text:list>
      <text:p text:style-name="Text_20_body">Es importante la ejecución ordenado de estos pasos como se ha indicado. <text:s/></text:p>
      <text:p text:style-name="Text_20_body">A modo de ejemplo se expone un script para el proceso automático de Parada/Arranque de la forma indicada anteriormente:</text:p>
      <text:p text:style-name="P29">#! /bin/sh</text:p>
      <text:p text:style-name="P29"/>
      <text:p text:style-name="P29">. /root/.bash_profile</text:p>
      <text:p text:style-name="P29"/>
      <text:p text:style-name="P29">/opt/pentaho/pentaho stop adm</text:p>
      <text:p text:style-name="P29">sleep 5</text:p>
      <text:p text:style-name="P29">/opt/pentaho/pentaho stop</text:p>
      <text:p text:style-name="P29">sleep 15</text:p>
      <text:p text:style-name="P29">/opt/pentaho/pentaho start</text:p>
      <text:p text:style-name="P29">sleep 120</text:p>
      <text:p text:style-name="P30">/opt/pentaho/pentaho start adm</text:p>
      <text:p text:style-name="P30"/>
      <text:p text:style-name="Text_20_body">Para comprobar que el servicio se ha parado/arrancado correctamente:</text:p>
      <text:p text:style-name="Text_20_body">Abrir una sesión SSH a la máquina <text:span text:style-name="Fuente_20_de_20_párrafo_20_predeter."><text:span text:style-name="T6">PENTAHO</text:span></text:span>, con usuario root.</text:p>
      <text:list xml:id="list7802766810338204382" text:style-name="L3">
        <text:list-item>
          <text:p text:style-name="P36"><text:soft-page-break/>Parar los servicios, como se han indicado anteriormente.</text:p>
        </text:list-item>
      </text:list>
      <text:p text:style-name="Text_20_body">- Comprobar los procesos de la máquina, y esperar a que desaparezcan los procesos java del usuario pentaho:ps -fu pentaho |grep java</text:p>
      <text:p text:style-name="P31">- Si no desaparecen en 2-3 minutos, matarlos con un KILL (kill &lt;nºproceso&gt;)</text:p>
      <text:p text:style-name="P31"/>
      <text:list xml:id="list2846903297512367058" text:style-name="L4">
        <text:list-item>
          <text:p text:style-name="P37">Arrancar Pentaho como se ha indicado anteriormente.</text:p>
        </text:list-item>
      </text:list>
      <text:p text:style-name="Text_20_body">- Monitorizar el log /opt/pentaho/biserver-ce/tomcat/logs/catalina.out, y esperar a que aparezca la línea siguiente: <text:s/>INFO: Server startup in NNNNN ms</text:p>
      <text:list xml:id="list7953548137067666640" text:style-name="L5">
        <text:list-item>
          <text:p text:style-name="P38">Arrancar el servidor para la consola de administración con se ha indicado anteriormente</text:p>
        </text:list-item>
      </text:list>
      <text:p text:style-name="P31">Probar la aplicación con la siguiente URL: <text:a xlink:type="simple" xlink:href="http://10.240.234.208:8080/pentaho" office:target-frame-name="_top" xlink:show="replace" text:style-name="Internet_20_link" text:visited-style-name="Visited_20_Internet_20_Link">http://10.240.234.208:8080/pentaho</text:a></text:p>
      <text:p text:style-name="P31"><text:s/>(login Ldap)</text:p>
      <text:p text:style-name="P31"/>
      <text:p text:style-name="P31"/>
      <text:p text:style-name="Heading_20_3"><text:bookmark-start text:name="__RefHeading__10485_18945757061"/>Listas de Correo de Aviso de Paradas<text:bookmark-end text:name="__RefHeading__10485_18945757061"/></text:p>
      <text:p text:style-name="Text_20_body">Todas aquellas personas relacionadas con el Sistema que se puedan ver afectadas por un arranque, rearranque o parada del Sistema, deben ser avisadas a través de una lista de correo.</text:p>
      <text:p text:style-name="Text_20_body">En principio se establece los siguiente contactos como personas que deben estar notificadas de las paradas:</text:p>
      <text:p text:style-name="Text_20_body"><text:tab/><text:a xlink:type="simple" xlink:href="mailto:javier.ruizinfante@juntadeandalucia.es" office:target-frame-name="_top" xlink:show="replace" text:style-name="Internet_20_link" text:visited-style-name="Visited_20_Internet_20_Link">@juntadeandalucia.es</text:a></text:p>
      <text:p text:style-name="Text_20_body"><text:tab/><text:a xlink:type="simple" xlink:href="mailto:joseluis.salas@juntadeandalucia.es" office:target-frame-name="_top" xlink:show="replace" text:style-name="Internet_20_link" text:visited-style-name="Visited_20_Internet_20_Link">@juntadeandalucia.es</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3"><text:bookmark-start text:name="__RefHeading__26616_1894575706"/><text:soft-page-break/><text:span text:style-name="T4">CARGA DE DATOS Y REVISIÓN DE CARGAS</text:span><text:bookmark-end text:name="__RefHeading__26616_1894575706"/></text:p>
      <text:p text:style-name="Text_20_body">El administrador del Sistema de BI CMNAOS, debe poder consultar diariamente las cargas de datos que se realizan diaramente. <text:s/>Para ello debe disponer de una conexión Oracle a la instancia de la bb.dd. de CMNAOS para poder realizar las siguientes consultas que permiten ver el estado de las cargas del día en el DWH.</text:p>
      <text:p text:style-name="Text_20_body">Existen dos entornos: Área Temporal (Staging Area) <text:span text:style-name="T18">llamada TMP</text:span> y DWH (Datawarehouse). <text:s/>Para ambos esquemas de bb.dd. Se usan las mismas tablas para registrar el estado de las cargas.</text:p>
      <text:p text:style-name="Text_20_body"/>
      <text:p text:style-name="Text_20_body">Para ver el estado de las cargas y los errores producidos en el día anterior <text:span text:style-name="T18">en DWH </text:span>:</text:p>
      <text:p text:style-name="Text_20_body"/>
      <text:p text:style-name="P5"><draw:frame draw:style-name="fr2" draw:name="Marco2" text:anchor-type="paragraph" svg:x="-0.083cm" svg:y="0.129cm" svg:width="16.863cm" draw:z-index="9"><draw:text-box fo:min-height="1.866cm"><text:p text:style-name="P51">SELECT * FROM DWH_CARGAS WHERE LOGDATE &gt;= TRUNC(SYSDATE);</text:p><text:p text:style-name="P51">SELECT * FROM <text:s text:c="2"/>DWH_ERRORES_CARGA WHERE <text:span text:style-name="T18">FECHA</text:span> &gt;= TRUNC(SYSDATE);</text:p></draw:text-box></draw:frame></text:p>
      <text:p text:style-name="P5"/>
      <text:p text:style-name="P44">ó</text:p>
      <text:p text:style-name="Text_20_body"><draw:frame draw:style-name="fr2" draw:name="Marco1" text:anchor-type="paragraph" svg:x="-0.012cm" svg:y="0.302cm" svg:width="17.745cm" draw:z-index="8"><draw:text-box fo:min-height="4.41cm"><text:p text:style-name="P52">SELECT P.NEM_PROCESO_CARGA, D.*</text:p><text:p text:style-name="P52">FROM DWH_CARGAS D, DWH_PROCESOS_CARGA P </text:p><text:p text:style-name="P52">WHERE d.id_batch = P.COD_PROCESO_CARGA AND P.NEM_DATAMARK = 'NAO'</text:p><text:p text:style-name="P52">AND LOGDATE &gt;= TRUNC(SYSDATE <text:s/>) </text:p><text:p text:style-name="P52">ORDER BY d.id_batch </text:p></draw:text-box></draw:frame></text:p>
      <text:p text:style-name="Text_20_body">Para ver los procesos de carga existentes en CMNAOs <text:span text:style-name="T19">(TMP)</text:span>:</text:p>
      <text:p text:style-name="Text_20_body"/>
      <text:p text:style-name="P43"><draw:frame draw:style-name="fr2" draw:name="Marco3" text:anchor-type="paragraph" svg:x="-0.03cm" svg:y="0.169cm" svg:width="17.127cm" draw:z-index="10"><draw:text-box fo:min-height="4.323cm"><text:p text:style-name="P52">SELECT P.NEM_PROCESO_CARGA, D.*</text:p><text:p text:style-name="P52">FROM DWH_CARGAS D, DWH_PROCESOS_CARGA P </text:p><text:p text:style-name="P52">WHERE D.COD_PROCESO_CARGA=P.COD_PROCESO_CARGA AND P.NEM_DATAMARK = 'NAO'</text:p><text:p text:style-name="P52">AND FECHA_INICIO_CARGA &gt;= TRUNC(SYSDATE <text:s/>) </text:p><text:p text:style-name="P52">ORDER BY D.COD_CARGA DESC</text:p></draw:text-box></draw:frame></text:p>
      <text:p text:style-name="P5"/>
      <text:p text:style-name="P5"><text:soft-page-break/></text:p>
      <text:p text:style-name="Text_20_body">Existe una particularidad en las tablas de DWH_CARGAS del área temporal, y es que contiene una columna adicional ESTADO_CARGA_DWH, que indica si hay información de las tablas asociadas al proceso de carga del área temporal pendientes de volcar en el DWH. <text:s/>De esta forma podemos controlar la integridad entre Origen → TMP → DWH.</text:p>
      <text:p text:style-name="Text_20_body">Para más información sobre esta tablas, consultar el apartado 3.4 TABLAS AUXILIARES, del documento ETL_NAOS_Documento tecnico_0100.odt</text:p>
      <text:p text:style-name="Text_20_body"/>
      <text:p text:style-name="P46">El proceso de Carga de Origen (NAOS) <text:s/>→ Destino (DWH), consta de 2 pasos.</text:p>
      <text:p text:style-name="P46"><text:tab/>1-. Carga Inicial o diaria de Origen (NAOS) <text:s/>→ Destino (TMP)</text:p>
      <text:p text:style-name="P46"><text:tab/>2-. Carga Inicial o diaria de Origen (TMP) <text:s text:c="2"/>→ Destino (DWH).</text:p>
      <text:p text:style-name="P46"/>
      <text:p text:style-name="P47">1.-Carga Inicial o diaria de Origen (NAOS) <text:s/>→ Destino (TMP).</text:p>
      <text:p text:style-name="P49"><text:span text:style-name="T16">Este proceso alimenta las tablas destino en el entono TMP (tablas: apartado 3.4 TABLAS AUXILIARES,) y que son extraídos de nuestro entono Origen NAOS, la ejecución se efectuá en el entrono TMP y existe unos procedimientos independiente para cada tipo de carga ( NAOS_CARGA_INICIAL y NAOS_CARGA_PARCIAL ) .</text:span></text:p>
      <text:p text:style-name="P49"/>
      <text:p text:style-name="P49"><text:span text:style-name="T17">NAOS_CARGA_INICIAL. Este procedimiento se procesara unicamente una primera vez, ya que carga datos hasta fecha de Ayer. A partir de esta ejecución deberemos planificar cargas parciales.</text:span></text:p>
      <text:p text:style-name="P49"><text:span text:style-name="T17">NAOS-CARGA_PARCIAL. Este otro procedimiento es incremental cargando los datos del día de Ayer unicamente, <text:s/>deberemos planificarlo en Oracle para su ejecución diaria y automática,</text:span></text:p>
      <text:p text:style-name="P49"/>
      <text:p text:style-name="P48"><text:span text:style-name="T17">2</text:span>.-Carga Inicial o diaria de Origen (<text:span text:style-name="T17">TMP</text:span>) <text:s/>→ Destino (<text:span text:style-name="T17">DWH</text:span>).</text:p>
      <text:p text:style-name="P49"><text:span text:style-name="T17"><text:s/>Este proceso alimenta las tablas destino en el entono DWH, extrayendo la información del entorno origen TMP.</text:span></text:p>
      <text:p text:style-name="P49"><text:span text:style-name="T17"><text:s/></text:span>Aunque las cargas de Origen (<text:span text:style-name="T16">TMP</text:span>) <text:s/>→ Destino (DWH), están programadas con scripts linux en el cron del servidor, con una periodicidad de ejecución diaria (por la noche), es posible que se requiera relanzar una carga diaria, <text:s/>o incluso una carga Inicial.</text:p>
      <text:p text:style-name="Text_20_body"/>
      <text:list xml:id="list4136767673210020880" text:style-name="L6">
        <text:list-item>
          <text:p text:style-name="P39"><text:span text:style-name="Fuente_20_de_20_párrafo_20_predeter."><text:span text:style-name="T5">Carga Diaria</text:span></text:span>: ejecutar el siguiente script del servidor de CMNAOS, con el usuario pentaho:</text:p>
        </text:list-item>
      </text:list>
      <text:p text:style-name="P5">/opt/pentaho/tools/data-integration/kitchenNAOS.sh</text:p>
      <text:p text:style-name="P6"><text:soft-page-break/>opt/pentaho/tools/data-integration/kitchenNAOS_<text:span text:style-name="T13">CMDB</text:span>.sh</text:p>
      <text:p text:style-name="P6"/>
      <text:list xml:id="list125319177164128" text:continue-numbering="true" text:style-name="L6">
        <text:list-item>
          <text:p text:style-name="P39"><text:span text:style-name="Fuente_20_de_20_párrafo_20_predeter."><text:span text:style-name="T5">Carga Inicial</text:span></text:span>: ejecutar el siguiente script del servidor de CMNAOS, con el usuario pentaho:</text:p>
        </text:list-item>
      </text:list>
      <text:p text:style-name="P5">/opt/pentaho/tools/data-integration/kitchenNAOS_INI.sh</text:p>
      <text:p text:style-name="P6">/opt/pentaho/tools/data-integration/kitchenNAOS_<text:span text:style-name="T13">CMDB</text:span>_INI.sh</text:p>
      <text:p text:style-name="P6"/>
      <text:p text:style-name="P6"/>
      <text:p text:style-name="Text_20_body">Si se requiere cambiar la programación de las cargas diarias:</text:p>
      <text:p text:style-name="Text_20_body"><text:s text:c="3"/><text:span text:style-name="Fuente_20_de_20_párrafo_20_predeter."><text:span text:style-name="T9">&gt; crontab -l</text:span></text:span></text:p>
      <text:p text:style-name="P5">00 02 * * * /opt/pentaho/tools/data-integration/kitchenNAOS.sh &gt; /opt/pentaho/tools/data-integration/kitchenNAOS.log2&gt; /opt/pentaho/tools/data-integration/kitchenNAOS.err</text:p>
      <text:p text:style-name="P5"/>
      <text:p text:style-name="P6"><text:span text:style-name="T14">30</text:span> 02 * * * /opt/pentaho/tools/data-integration/kitchenNAOS_<text:span text:style-name="T13">CMDB</text:span>.sh &gt; /opt/pentaho/tools/data-integration/kitchenNAOS_<text:span text:style-name="T13">CMDB</text:span>.log2&gt;/opt/pentaho/tools/data-integration/kitchenNAOS_<text:span text:style-name="T13">CMDB</text:span>.err</text:p>
      <text:p text:style-name="Text_20_body">Nota: cron del usuario pentaho</text:p>
      <text:p text:style-name="Text_20_body"/>
      <text:p text:style-name="P9">Como <text:s/>se puede ver en el cron, los ficheros kitchenNAOS.log, kitchenNAOS_<text:span text:style-name="T13">CMDB</text:span>.log . kitchenNAOS_<text:span text:style-name="T13">CMDB</text:span>.err <text:s/>y <text:s/>kitchenNAOS.err dan más información sobre el proceso de carga y errores, respectivamente.</text:p>
      <text:p text:style-name="P9"/>
      <text:p text:style-name="Text_20_body"><text:span text:style-name="Fuente_20_de_20_párrafo_20_predeter."><text:span text:style-name="T7">Nota Importante: </text:span></text:span>Es importante saber que si en alguna dimensión o tabla no hemos podido cargar datos de origen con fecha posterior a 3 días, esta información no se podrá cargar con los procesos de cargas diarias, sino que habría que efectuar una carga Inicial. <text:s/>Ver apartado 2.2.1.1 del documento ETL_NAOS_Documento tecnico_0100.odt</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3"><text:span text:style-name="T4">CARGA DE DATOS AUXILIARES</text:span></text:p>
      <text:p text:style-name="Text_20_body">En el modelo de datos de CMNAOS existen algunas tablas auxiliares que no se alimentan del origen NAOS en las ETL's. <text:s/>Sino que son mantenidas por el administrador del CMNAOS.</text:p>
      <text:p text:style-name="Text_20_body"/>
      <text:p text:style-name="Text_20_body"><text:span text:style-name="Fuente_20_de_20_párrafo_20_predeter."><text:span text:style-name="T7">Tabla: ETL_DESCARTES </text:span></text:span><text:s/>(ver apartado 2.4.3 <text:s/>Gestión de descartes del documento ETL_NAOS_Documento tecnico_0100.odt</text:p>
      <text:p text:style-name="Text_20_body">En esta tabla hay que incluir los id de las tablas de hecho que hay que excluir durante la ejecución de las ETL's del CMNAOS.</text:p>
      <text:p text:style-name="Text_20_body">Nota: Hay que decir que si se modifica o elimina un id de dicha tabla, habría que realizar una carga Inicial de dicha de la tabla de hechos afectada. <text:s/>No es necesario hacer carga inicial en caso de añadir descartes en esta tabla.</text:p>
      <text:p text:style-name="Text_20_body"/>
      <text:p text:style-name="Text_20_body"><text:span text:style-name="Fuente_20_de_20_párrafo_20_predeter."><text:span text:style-name="T7">Tabla: D_UNIDAD_ORG </text:span></text:span>→ Esta Tabla contiene una relación entre la Unidad Orgánica de Origen (NAOS) y la de destino (CMNAOS). <text:s text:c="2"/>Ver apartado 2.4.2.1.6 <text:soft-page-break/><text:span text:style-name="Fuente_20_de_20_párrafo_20_predeter."><text:span text:style-name="T10">NAOS_DWD_PERCEPTORESSERVICIO del documento ETL_NAOS_Documento tecnico_0100.odt donde se observa el uso que se le da durante la ETL a esta información.</text:span></text:span></text:p>
      <text:p text:style-name="Text_20_body"/>
      <text:p text:style-name="P50"><text:span text:style-name="Fuente_20_de_20_párrafo_20_predeter."><text:span text:style-name="T8">Tabla: </text:span></text:span><text:span text:style-name="T7">CMDB_FACTORES_TMP</text:span> <text:span text:style-name="Fuente_20_de_20_párrafo_20_predeter."><text:span text:style-name="T11">→ Esta tabla contiene los valores que se deben aplicar en el calculo de licencias, dependiendo del factor, siendo este ultimo una descripción de factor y el cual es indice de la tabla.</text:span></text:span></text:p>
      <text:p text:style-name="P50"><text:span text:style-name="Fuente_20_de_20_párrafo_20_predeter."><text:span text:style-name="T11">Es importante que para el calculo de licencias se encuentren los factores a procesar,(verificar cargas) </text:span></text:span><text:span text:style-name="Fuente_20_de_20_párrafo_20_predeter."><text:span text:style-name="T12">y recomendamos no realizar delete de filas sobre esta tabla, de esta forma mantendremos el histórico de sus datos y su trazabilidad.</text:span></text:span></text:p>
      <text:p text:style-name="Text_20_body"/>
      <text:p text:style-name="P50"><text:span text:style-name="Fuente_20_de_20_párrafo_20_predeter."><text:span text:style-name="T8">Nota</text:span></text:span><text:span text:style-name="Fuente_20_de_20_párrafo_20_predeter."><text:span text:style-name="T11">: La forma mas sencilla de realizar un mantenimiento sobres estas 3 tablas seria, Editando la tabla correspondiente y realizando la operatoria deseada ( Insert , Update, Delete ), otra posibilidad seria mediante la construcción de sentencias Query's.</text:span></text:span></text:p>
      <text:p text:style-name="Text_20_body"/>
      <text:p text:style-name="Text_20_body"/>
      <text:p text:style-name="Text_20_body"/>
      <text:p text:style-name="Text_20_body"/>
      <text:p text:style-name="Text_20_body"/>
      <text:p text:style-name="Text_20_body"/>
      <text:p text:style-name="Text_20_body"/>
      <text:p text:style-name="Heading_20_3"><text:bookmark-start text:name="__RefHeading__26618_1894575706"/><text:span text:style-name="T4">ACUERDO DE NIVEL DE SERVICIO DE EXPLOTACIÓN</text:span><text:bookmark-end text:name="__RefHeading__26618_1894575706"/></text:p>
      <text:p text:style-name="Text_20_body">&lt;Introduzca contenido y borre cuadro&gt;</text:p>
      <text:p text:style-name="P24"><text:span text:style-name="Fuente_20_de_20_párrafo_20_predeter."><text:span text:style-name="T1"><draw:frame draw:style-name="fr1" draw:name="Marco10" text:anchor-type="as-char" svg:y="0cm" svg:width="15.968cm" style:rel-width="scale" svg:height="3.866cm" style:rel-height="scale" draw:z-index="0"><draw:text-box><text:p text:style-name="Text_20_body">En caso de que se haya definido un Acuerdo de Nivel de Servicio, se describirán los términos de este de forma que no existan ambigüedades ni vacíos. Inicialmente se describirán a alto nivel los términos acordados, definiendo cada uno de ellos en el siguiente apartado.</text:p></draw:text-box></draw:frame></text:span></text:span></text:p>
      <text:p text:style-name="Heading_20_3"/>
      <text:p text:style-name="Text_20_body"/>
      <text:p text:style-name="Heading_20_3"><text:bookmark-start text:name="__RefHeading__26620_1894575706"/>Términos Requeridos de ANS<text:bookmark-end text:name="__RefHeading__26620_1894575706"/></text:p>
      <text:p text:style-name="Text_20_body"><text:soft-page-break/>&lt;Introduzca contenido y borre cuadro&gt;</text:p>
      <text:p text:style-name="P24"><text:span text:style-name="Fuente_20_de_20_párrafo_20_predeter."><text:span text:style-name="T1"><draw:frame draw:style-name="fr1" draw:name="Marco16" text:anchor-type="as-char" svg:y="0cm" svg:width="15.968cm" style:rel-width="scale" svg:height="3.584cm" style:rel-height="scale" draw:z-index="1"><draw:text-box><text:p text:style-name="Text_20_body">Cada acuerdo y condición recogido en el ANS debe queda definido de forma completa y correcta. Se describirán todos los términos acordados incluyendo definición ámbito de aplicación, niveles definidos y penalizaciones.</text:p></draw:text-box></draw:frame></text:span></text:span></text:p>
      <text:p text:style-name="Heading_20_3"/>
      <text:p text:style-name="Heading_20_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text:bookmark-start text:name="__RefHeading__26622_1894575706"/>MONITORIZACIÓN Y GESTIÓN DE LA CAPACIDAD<text:bookmark-end text:name="__RefHeading__26622_1894575706"/></text:p>
      <text:p text:style-name="Text_20_body">En este apartado se describen las pruebas necesarias para comprobar que el Sistema funciona correctamente.</text:p>
      <text:p text:style-name="Heading_20_3"/>
      <text:p text:style-name="Heading_20_3"><text:bookmark-start text:name="__RefHeading__10483_18945757062"/>Pruebas Funcionales de Correcto Funcionamiento<text:bookmark-end text:name="__RefHeading__10483_18945757062"/></text:p>
      <text:list xml:id="list3599525031049769772" text:style-name="L7">
        <text:list-item>
          <text:p text:style-name="P40">Comprobar que está levantado el servicio. Para ello, desde el servidor ejecutar un comando para ver si está levantado la aplicación en el servidor de aplciaciones. Ejemplo:</text:p>
        </text:list-item>
      </text:list>
      <text:p text:style-name="P7">&gt; [root@despen01 pentaho]# ps -ef|grep pentaho</text:p>
      <text:p text:style-name="Text_20_body">Aparecerán dos procesos, uno para el Servidor BI de CMNAOS:</text:p>
      <text:p text:style-name="P7">pentaho <text:s text:c="2"/>3949 <text:s text:c="4"/>1 <text:s/>0 07:15 ? <text:s text:c="7"/>00:01:05 /usr/java/jdk1.6.0_29/bin/java -Djava.util.logging.config.file=/opt/pentaho/biserver-ce/tomcat/conf/logging.properties -Djava.util.logging.manager=org.apache.juli.ClassLoaderLogManager -Xms256m -Xmx768m -XX:MaxPermSize=256m -Dsun.rmi.dgc.client.gcInterval=3600000 -Dsun.rmi.dgc.server.gcInterval=3600000 -Djava.endorsed.dirs=/opt/pentaho/biserver-ce/tomcat/endorsed -classpath /opt/pentaho/biserver-ce/tomcat/bin/bootstrap.jar <text:soft-page-break/>-Dcatalina.base=/opt/pentaho/biserver-ce/tomcat -Dcatalina.home=/opt/pentaho/biserver-ce/tomcat -Djava.io.tmpdir=/opt/pentaho/biserver-ce/tomcat/temp org.apache.catalina.startup.Bootstrap start</text:p>
      <text:p text:style-name="Text_20_body"><text:tab/>y otro proceso para el Módulo de Administración de CMNAOS. Ejemplo:</text:p>
      <text:p text:style-name="P7">pentaho <text:s text:c="2"/>4157 <text:s/>4151 <text:s/>0 07:17 ? <text:s text:c="7"/>00:00:01 /usr/java/jdk1.6.0_29/bin/java -Xmx512M -XX:PermSize=64M -XX:MaxPermSize=128M -DCONSOLE_HOME=. -Dlog4j.configuration=resource/config/log4j.xml -cp .:resource/config::./jdbc/hsqldb-1.8.0.7.jar:./jdbc/mysql-connector-java-5.1.17.jar:./jdbc/ojdbc14.jar:./lib/antlr-2.7.6.jar:./lib/asm-1.5.3.jar:./lib/asm-2.2.3.jar:./lib/asm-attrs-1.5.3.jar:./lib/asm-attrs-2.2.3.jar:./lib/avalon-framework-4.1.3.jar:./lib/c3p0-0.9.1.2.jar:./lib/cglib-2.1_3.jar:./lib/commons-beanutils-1.6.jar:./lib/commons-codec-1.3.jar:./lib/commons-collections-3.2.jar:./lib/commons-httpclient-3.0.1.jar:./lib/commons-io-1.4.jar:./lib/commons-lang-2.2.jar:./lib/commons-logging-1.1.jar:./lib/dom4j-1.6.1.jar:./lib/ehcache-core-2.0.1.jar:./lib/ejb3-persistence-1.0.1.GA.jar:./lib/groovy-all-1.5.6.jar:./lib/gwt-datepicker-r30.jar:./lib/gwt-dnd-3.0.1.jar:./lib/gwt-incubator-2.0.1.jar:./lib/gwt-servlet-2.0.3.jar:./lib/gwt-widgets-0.2.0.jar:./lib/hibernate-3.2.6.ga.jar:./lib/hibernate-annotations-3.3.1.GA.jar:./lib/hibernate-commons-annotations-3.0.0.ga.jar:./lib/javassist-3.4.ga.jar:./lib/jaxen-1.1.jar:./lib/jetty-6.1.2.jar:./lib/jetty-gwt-6.1.9.jar:./lib/jetty-plus-6.1.2.jar:./lib/jetty-util-6.1.9.jar:./lib/jta-1.0.1B.jar:./lib/log4j-1.2.12.jar:./lib/log4j-1.2.14.jar:./lib/logkit-1.0.1.jar:./lib/pentaho-actionsequence-dom-2.3.4.jar:./lib/pentaho-bi-platform-api-3.9.0-stable.jar:./lib/pentaho-bi-platform-engine-core-3.9.0-stable.jar:./lib/pentaho-bi-platform-engine-security-3.9.0-stable.jar:./lib/pentaho-bi-platform-engine-services-3.9.0-stable.jar:./lib/pentaho-bi-platform-repository-3.9.0-stable.jar:./lib/pentaho-bi-platform-security-userroledao-3.9.0-stable.jar:./lib/pentaho-bi-platform-util-3.9.0-stable.jar:./lib/pentaho-connections-2.2.3.jar:./lib/pentaho-gwt-widgets-3.2.1.jar:./lib/pentaho-gwt-widgets-3.2.1-sources.jar:./lib/pentaho-open-admin-console-3.9.0-stable.jar:./lib/pentaho-open-admin-console-3.9.0-stable-sources.jar:./lib/pentaho-open-admin-console-messages-3.9.0-stable.jar:./lib/pentaho-xul-core-3.3.1.jar:./lib/servlet-api-2.3.jar:./lib/servlet-api-2.5.jar:./lib/slf4j-api-1.5.8.jar:./lib/slf4j-log4j12-1.5.8.jar:./lib/spring-2.5.6.jar:./lib/spring-security-core-2.0.5.RELEASE.jar:./lib/xml-apis-1.0.b2.jar org.pentaho.pac.server.JettyServer</text:p>
      <text:list xml:id="list125319191168552" text:continue-numbering="true" text:style-name="L7">
        <text:list-item>
          <text:p text:style-name="P41">Comprobar que hay acceso a la aplicación de CMNAOS. <text:s/>Para ello introducir la URL de acceso en el navegador e introducir un usuario/contraseña válido para entrar en el sistema.</text:p>
        </text:list-item>
        <text:list-item>
          <text:p text:style-name="P41">Realizar operaciones funcionales básicas en aplicativo para comprobar que todo está en orden:</text:p>
        </text:list-item>
      </text:list>
      <text:p text:style-name="P8"><text:tab/>a) Navegar por las carpetas</text:p>
      <text:p text:style-name="P8"><text:tab/>b) Abrir un documento/informe e interactuar con él.</text:p>
      <text:p text:style-name="Heading_20_3"/>
      <text:p text:style-name="Heading_20_3"><text:bookmark-start text:name="__RefHeading__10485_18945757062"/>Monitorización Requerida<text:bookmark-end text:name="__RefHeading__10485_18945757062"/></text:p>
      <text:p text:style-name="Text_20_body">En este apartado se describen aquellos recursos del Sistema que deben ser monitorizados por un técnico especializado en Sistemas. Revisar los logs que se encuentran en el directorio /opt/pentaho/biserver-ce/tomcat/logs</text:p>
      <text:p text:style-name="Text_20_body"><text:s text:c="5"/>pentaho.log → Nos da información de todo lo que ocurre con la herramienta CMNAOS</text:p>
      <text:p text:style-name="Text_20_body"><text:s text:c="5"/>catalina.out → Log del Servidor de Aplicaciones (tomcat).</text:p>
      <text:p text:style-name="Text_20_body">También se debe revisar el volumen (disco) donde se encuentra el aplicativo para no superar el 95%:</text:p>
      <text:p text:style-name="P4">S.ficheros <text:s text:c="8"/>Bloques de 1K <text:s text:c="9"/>Usado <text:s text:c="3"/>Dispon Uso% Montado en</text:p>
      <text:p text:style-name="Text_20_body"><text:span text:style-name="Fuente_20_de_20_párrafo_20_predeter."><text:span text:style-name="T2">/dev/mapper/volgrp01-logvol01 <text:s text:c="5"/>9839456 <text:s text:c="2"/>6687368 <text:s text:c="2"/>2645876 <text:s/></text:span></text:span><text:span text:style-name="Fuente_20_de_20_párrafo_20_predeter."><text:span text:style-name="T3">72%</text:span></text:span><text:span text:style-name="Fuente_20_de_20_párrafo_20_predeter."><text:span text:style-name="T2"> /</text:span></text:span></text:p>
      <text:p text:style-name="Heading_20_3"/>
      <text:p text:style-name="Heading_20_3"><text:bookmark-start text:name="__RefHeading__10487_18945757061"/>Estimaciones de Crecimiento<text:bookmark-end text:name="__RefHeading__10487_18945757061"/></text:p>
      <text:p text:style-name="Text_20_body">&lt;Introduzca contenido y borre cuadro&gt;</text:p>
      <text:p text:style-name="P24"><text:soft-page-break/><text:span text:style-name="Fuente_20_de_20_párrafo_20_predeter."><text:span text:style-name="T1"><draw:frame draw:style-name="fr1" draw:name="Marco14" text:anchor-type="as-char" svg:y="0cm" svg:width="15.968cm" style:rel-width="scale" svg:height="2.912cm" style:rel-height="scale" draw:z-index="2"><draw:text-box><text:p text:style-name="Text_20_body">Con el fin de permitir una gestión adecuada de los recursos asignados al Sistema, se indicarán las previsiones estimadas de crecimiento del Sistema en términos de almacenamiento, capacidad de procesamiento, tráfico de red y cualquier otro recurso.</text:p></draw:text-box></draw:frame></text:span></text:span></text:p>
      <text:p text:style-name="Heading_20_3"/>
      <text:p text:style-name="Heading_20_3"><text:bookmark-start text:name="__RefHeading__26624_1894575706"/>Umbrales de Ampliación de Recursos<text:bookmark-end text:name="__RefHeading__26624_1894575706"/></text:p>
      <text:p text:style-name="Text_20_body">&lt;Introduzca contenido y borre cuadro&gt;</text:p>
      <text:p text:style-name="P24"><text:span text:style-name="Fuente_20_de_20_párrafo_20_predeter."><text:span text:style-name="T1"><draw:frame draw:style-name="fr1" draw:name="Marco6" text:anchor-type="as-char" svg:y="0cm" svg:width="15.968cm" style:rel-width="scale" svg:height="3.425cm" style:rel-height="scale" draw:z-index="3"><draw:text-box><text:p text:style-name="Text_20_body">Definición de los umbrales a partir de los cuales será necesario llevar a cabo un ampliación de los recursos asignados al Sistema.</text:p></draw:text-box></draw:frame></text:span></text:span></text:p>
      <text:p text:style-name="Heading_20_3"/>
      <text:p text:style-name="Heading_20_3"><text:bookmark-start text:name="__RefHeading__26626_1894575706"/>Mapeo ANS - Monitorización<text:bookmark-end text:name="__RefHeading__26626_1894575706"/></text:p>
      <text:p text:style-name="Text_20_body">&lt;Introduzca contenido y borre cuadro&gt;</text:p>
      <text:p text:style-name="P24"><text:span text:style-name="Fuente_20_de_20_párrafo_20_predeter."><text:span text:style-name="T1"><draw:frame draw:style-name="fr1" draw:name="Marco15" text:anchor-type="as-char" svg:y="0cm" svg:width="15.968cm" style:rel-width="scale" svg:height="2.944cm" style:rel-height="scale" draw:z-index="4"><draw:text-box><text:p text:style-name="Text_20_body">Descripción de aquellas monitorizaciones de recursos establecidas en el ANS, incluyendo parámetros a medir y límites establecidos. Se describirán igualmente los requisitos establecidos para cada recurso monitorizados y las penalizaciones derivadas del incumplimiento de los mismos.</text:p></draw:text-box></draw:frame></text:span></text:span></text:p>
      <text:p text:style-name="Heading_20_3"/>
      <text:p text:style-name="P32"><text:bookmark-start text:name="__RefHeading__26628_1894575706"/>REFERENCIAS COMPLEMENTARIAS<text:bookmark-end text:name="__RefHeading__26628_1894575706"/></text:p>
      <text:p text:style-name="Text_20_body">ETL_NAOS_Documento tecnico_0100.odt → Donde consta el diseño lógico y físico de la solución de CMNAOS. <text:s/>Aquí podemos ver las tablas que componen el DATAWAREHOUSE y la forma en que se cargarán los datos procedentes del Sistema NAOS de origen.</text:p>
      <text:p text:style-name="Heading_20_3"/>
      <text:p text:style-name="Heading_20_3"><text:bookmark-start text:name="__RefHeading__10485_189457570621"/>Matriz de Relaciones<text:bookmark-end text:name="__RefHeading__10485_189457570621"/></text:p>
      <text:p text:style-name="Text_20_body">&lt;Introduzca contenido y borre cuadro&gt;</text:p>
      <text:p text:style-name="P24"><text:soft-page-break/><text:span text:style-name="Fuente_20_de_20_párrafo_20_predeter."><text:span text:style-name="T1"><draw:frame draw:style-name="fr1" draw:name="Marco19" text:anchor-type="as-char" svg:y="0cm" svg:width="15.968cm" style:rel-width="scale" svg:height="3.182cm" style:rel-height="scale" draw:z-index="5"><draw:text-box><text:p text:style-name="Text_20_body">Listado de las relaciones existentes en el Sistema en forma de tabla. Estas relaciones se pueden dar, por ejemplo, entre componentes del Sistema y parámetros medidos, entre parámetros y valores máximos establecidos, etc.</text:p></draw:text-box></draw:frame></text:span></text:span></text:p>
      <text:p text:style-name="Heading_20_3"/>
      <text:p text:style-name="Heading_20_3"><text:bookmark-start text:name="__RefHeading__10487_189457570611"/>Plan de Contingencia<text:bookmark-end text:name="__RefHeading__10487_189457570611"/></text:p>
      <text:p text:style-name="Text_20_body">&lt;Introduzca contenido y borre cuadro&gt;</text:p>
      <text:p text:style-name="P24"><text:span text:style-name="Fuente_20_de_20_párrafo_20_predeter."><text:span text:style-name="T1"><draw:frame draw:style-name="fr1" draw:name="Marco20" text:anchor-type="as-char" svg:y="0cm" svg:width="15.968cm" style:rel-width="scale" svg:height="3.829cm" style:rel-height="scale" draw:z-index="6"><draw:text-box><text:p text:style-name="Text_20_body">Incluye aquellas actuaciones destinadas a restaurar el servicio ante situaciones anormales como caídas del Sistema, corte de suministro eléctrico, pérdida de datos, <text:s/>fallos de seguridad, etc.</text:p></draw:text-box></draw:frame></text:span></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Tahoma" svg:font-family="Tahoma"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non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non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NewsGotT" fo:font-family="NewsGotT" style:font-family-generic="system" style:font-pitch="variable" fo:font-size="10pt" style:font-size-asian="10pt" fo:hyphenate="false"/>
    </style:style>
    <style:style style:name="Título_20_1" style:display-name="Título 1" style:family="paragraph" style:parent-style-name="Heading" style:next-style-name="Text_20_body" style:default-outline-level="1">
      <style:paragraph-properties fo:margin-left="0.76cm" fo:margin-right="0cm" fo:hyphenation-ladder-count="no-limit" fo:text-indent="-0.76cm" style:auto-text-indent="false" fo:break-before="page">
        <style:tab-stops/>
      </style:paragraph-properties>
      <style:text-properties style:font-name="Eras Md BT" fo:font-family="'Eras Md BT'" style:font-family-generic="swiss" style:font-pitch="variable"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hyphenation-ladder-count="no-limit"/>
      <style:text-properties style:font-name="Eras Md BT" fo:font-family="'Eras Md BT'" style:font-family-generic="swiss" style:font-pitch="variable" fo:font-style="italic" fo:font-weight="bold" style:font-style-asian="italic" style:font-weight-asian="bold" style:font-style-complex="italic" style:font-weight-complex="bold" fo:hyphenate="false"/>
    </style:style>
    <style:style style:name="Título_20_3" style:display-name="Título 3" style:family="paragraph" style:parent-style-name="Heading" style:next-style-name="Text_20_body" style:default-outline-level="3">
      <style:paragraph-properties fo:hyphenation-ladder-count="no-limit"/>
      <style:text-properties style:font-name="Eras Md BT" fo:font-family="'Eras Md BT'" style:font-family-generic="swiss" style:font-pitch="variable"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hyphenation-ladder-count="no-limit"/>
      <style:text-properties style:font-name="Eras Md BT" fo:font-family="'Eras Md BT'" style:font-family-generic="swiss" style:font-pitch="variable" fo:font-size="12pt" fo:font-style="italic" fo:font-weight="bold" style:font-size-asian="12pt" style:font-style-asian="italic" style:font-weight-asian="bold" style:font-style-complex="italic" style:font-weight-complex="bold" fo:hyphenate="false"/>
    </style:style>
    <style:style style:name="Título_20_5" style:display-name="Título 5" style:family="paragraph" style:parent-style-name="Heading" style:next-style-name="Text_20_body" style:default-outline-level="5">
      <style:paragraph-properties fo:hyphenation-ladder-count="no-limit"/>
      <style:text-properties style:font-name="NewsGotT" fo:font-family="NewsGotT" style:font-family-generic="system" style:font-pitch="variable" fo:font-size="13pt" fo:font-style="italic" fo:font-weight="bold" style:font-size-asian="13pt" style:font-style-asian="italic"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hyphenation-ladder-count="no-limit" text:number-lines="false" text:line-number="0">
        <style:tab-stops>
          <style:tab-stop style:position="8.498cm" style:type="center"/>
          <style:tab-stop style:position="16.999cm" style:type="right"/>
        </style:tab-stops>
      </style:paragraph-properties>
      <style:text-properties fo:color="#ffffff" style:font-name="Tahoma" fo:font-family="Tahoma" style:font-family-generic="swiss" style:font-pitch="variable" fo:font-weight="bold" style:font-weight-asian="bold" fo:hyphenate="false"/>
    </style:style>
    <style:style style:name="Text_20_body" style:display-name="Text body" style:family="paragraph" style:parent-style-name="Standard" style:class="text">
      <style:paragraph-properties fo:margin-top="0cm" fo:margin-bottom="0.212cm" loext:contextual-spacing="false" fo:text-align="justify" style:justify-single-word="false" fo:hyphenation-ladder-count="no-limit"/>
      <style:text-properties fo:font-size="11pt" style:font-size-asian="11pt"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ja_20_de_20_Control" style:display-name="Hoja de Control" style:family="paragraph" style:parent-style-name="Text_20_body">
      <style:paragraph-properties fo:hyphenation-ladder-count="no-limit"/>
      <style:text-properties style:font-name="Eras Md BT" fo:font-family="'Eras Md BT'" style:font-family-generic="swiss" style:font-pitch="variable" fo:font-size="14pt" fo:font-weight="bold" style:font-size-asian="14pt" style:font-weight-asian="bold" fo:hyphenate="false"/>
    </style:style>
    <style:style style:name="Contents_20_Heading" style:display-name="Contents Heading" style:family="paragraph" style:parent-style-name="Heading" style:class="index">
      <style:paragraph-properties fo:text-align="center" style:justify-single-word="false" fo:hyphenation-ladder-count="no-limit" text:number-lines="false" text:line-number="0"/>
      <style:text-properties style:font-name="Eras Md BT" fo:font-family="'Eras Md BT'" style:font-family-generic="swiss" style:font-pitch="variable"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left="0.101cm" fo:margin-right="0cm" fo:margin-top="0.199cm" fo:margin-bottom="0.199cm" loext:contextual-spacing="false"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101cm" fo:margin-bottom="0.101cm" loext:contextual-spacing="false"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margin-top="0.101cm" fo:margin-bottom="0.101cm" loext:contextual-spacing="false"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margin-top="0.101cm" fo:margin-bottom="0.101cm" loext:contextual-spacing="false"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margin-top="0.101cm" fo:margin-bottom="0.101cm" loext:contextual-spacing="false" fo:hyphenation-ladder-count="no-limit" fo:text-indent="0cm" style:auto-text-indent="false">
        <style:tab-stops>
          <style:tab-stop style:position="14.004cm" style:type="right" style:leader-style="dotted" style:leader-text="."/>
        </style:tab-stops>
      </style:paragraph-properties>
      <style:text-properties fo:hyphenate="false"/>
    </style:style>
    <style:style style:name="Tema" style:family="paragraph" style:parent-style-name="Standard">
      <style:paragraph-properties fo:margin-top="0cm" fo:margin-bottom="0.3cm" loext:contextual-spacing="false" fo:text-align="end" style:justify-single-word="false" fo:hyphenation-ladder-count="no-limit"/>
      <style:text-properties style:font-name="Eras Bk BT" fo:font-family="'Eras Bk BT'" style:font-family-generic="swiss" style:font-pitch="variable" fo:font-size="16pt" fo:font-weight="bold" style:font-size-asian="16pt" style:font-weight-asian="bold" fo:hyphenate="false"/>
    </style:style>
    <style:style style:name="Title" style:family="paragraph" style:parent-style-name="Tema" style:next-style-name="Subtitle" style:class="chapter">
      <style:paragraph-properties fo:margin-top="0cm" fo:margin-bottom="0cm" loext:contextual-spacing="false" fo:hyphenation-ladder-count="no-limit"/>
      <style:text-properties fo:font-size="18pt" style:font-size-asian="18pt" style:font-size-complex="18pt" style:font-weight-complex="bold" fo:hyphenate="false"/>
    </style:style>
    <style:style style:name="Subtitle" style:family="paragraph" style:parent-style-name="Heading" style:next-style-name="Text_20_body" style:class="chapter">
      <style:paragraph-properties fo:margin-top="0cm" fo:margin-bottom="0cm" loext:contextual-spacing="false" fo:text-align="end" style:justify-single-word="false" fo:hyphenation-ladder-count="no-limit"/>
      <style:text-properties style:font-name="Eras Bk BT" fo:font-family="'Eras Bk BT'" style:font-family-generic="swiss" style:font-pitch="variable" fo:font-style="italic" fo:font-weight="bold" style:font-style-asian="italic" style:font-weight-asian="bold" style:font-style-complex="italic" fo:hyphenate="false"/>
    </style:style>
    <style:style style:name="Titulo" style:family="paragraph" style:parent-style-name="Text_20_body">
      <style:paragraph-properties fo:hyphenation-ladder-count="no-limit"/>
      <style:text-properties fo:hyphenate="false"/>
    </style:style>
    <style:style style:name="Sin_20_nombre1" style:display-name="Sin nombre1" style:family="paragraph" style:parent-style-name="Title">
      <style:paragraph-properties fo:hyphenation-ladder-count="no-limit"/>
      <style:text-properties fo:hyphenate="false"/>
    </style:style>
    <style:style style:name="Nota_20_al_20_pié" style:display-name="Nota al pié" style:family="paragraph" style:parent-style-name="Text_20_body">
      <style:paragraph-properties fo:text-align="end" style:justify-single-word="false" fo:hyphenation-ladder-count="no-limit"/>
      <style:text-properties fo:font-size="12pt" style:font-size-asian="12pt"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Figura" style:family="paragraph" style:parent-style-name="Standard">
      <style:paragraph-properties fo:hyphenation-ladder-count="no-limit"/>
      <style:text-properties fo:font-size="9pt" style:font-size-asian="9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Manual Explotación del Sistema</dc:title>
    <dc:subject>&lt;Nombre Proyecto&gt;</dc:subject>
    <meta:keyword>0100</meta:keyword>
    <meta:creation-date>2009-12-14T14:05:00Z</meta:creation-date>
    <dc:date>2015-08-19T12:53:18.943000000</dc:date>
    <meta:print-date>2010-01-15T17:08:00Z</meta:print-date>
    <meta:editing-cycles>81</meta:editing-cycles>
    <meta:editing-duration>PT55M17S</meta:editing-duration>
    <meta:document-statistic meta:table-count="4" meta:image-count="1" meta:object-count="0" meta:page-count="16" meta:paragraph-count="223" meta:word-count="2414" meta:character-count="18990" meta:non-whitespace-character-count="16643"/>
    <meta:user-defined meta:name="Autor">&lt;Nombre de la Empresa&gt;</meta:user-defined>
    <meta:user-defined meta:name="Departamento">&lt;Unidad Organizativa&gt;</meta:user-defined>
    <meta:template xlink:type="simple" xlink:actuate="onRequest" xlink:title="" xlink:href="Normal.dotm"/>
  </office:meta>
</office:document-meta>
</file>